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230400004F1D00003B56A9A1017E.wmf" manifest:media-type=""/>
  <manifest:file-entry manifest:full-path="Pictures/20000001000001390000015F27004FB1.svm" manifest:media-type=""/>
  <manifest:file-entry manifest:full-path="Pictures/20000001000000B20000014209EE71EA.svm" manifest:media-type=""/>
  <manifest:file-entry manifest:full-path="Pictures/10000000000000200000002000309F1C.png" manifest:media-type="image/png"/>
  <manifest:file-entry manifest:full-path="Pictures/20000001000000C3000001426C5D7F57.svm" manifest:media-type=""/>
  <manifest:file-entry manifest:full-path="Pictures/200000010000015F000001426B41F1A6.svm" manifest:media-type=""/>
  <manifest:file-entry manifest:full-path="Pictures/20000001000001F30000015F6743A9C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TexMathsArgs="14§display§f_{\b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f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\left| A_i 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\b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193cm" svg:height="3.301cm" svg:x="1.815cm" svg:y="0.717cm">
          <draw:image xlink:href="Pictures/2000230400004F1D00003B56A9A1017E.wmf" xlink:type="simple" xlink:show="embed" xlink:actuate="onLoad">
            <text:p/>
          </draw:image>
        </draw:frame>
        <draw:line draw:style-name="gr2" draw:text-style-name="P1" draw:layer="layout" svg:x1="4.495cm" svg:y1="1.508cm" svg:x2="4.495cm" svg:y2="3.106cm">
          <text:p/>
        </draw:line>
        <draw:frame draw:style-name="gr3" draw:text-style-name="P1" draw:layer="layout" svg:width="0.437cm" svg:height="0.49cm" svg:x="4.261cm" svg:y="3.198cm">
          <draw:image xlink:href="Pictures/20000001000001390000015F27004FB1.svm" xlink:type="simple" xlink:show="embed" xlink:actuate="onLoad">
            <text:p/>
          </draw:image>
        </draw:frame>
        <draw:frame draw:style-name="gr4" draw:text-style-name="P1" draw:layer="layout" svg:width="0.49cm" svg:height="0.449cm" svg:x="6.605cm" svg:y="3.228cm">
          <draw:image xlink:href="Pictures/200000010000015F000001426B41F1A6.svm" xlink:type="simple" xlink:show="embed" xlink:actuate="onLoad">
            <text:p/>
          </draw:image>
        </draw:frame>
        <draw:frame draw:style-name="gr5" draw:text-style-name="P1" draw:layer="layout" svg:width="0.248cm" svg:height="0.449cm" svg:x="7.817cm" svg:y="2.843cm">
          <draw:image xlink:href="Pictures/20000001000000B20000014209EE71EA.svm" xlink:type="simple" xlink:show="embed" xlink:actuate="onLoad">
            <text:p/>
          </draw:image>
        </draw:frame>
        <draw:frame draw:style-name="gr6" draw:text-style-name="P1" draw:layer="layout" svg:width="0.697cm" svg:height="0.49cm" svg:x="2.551cm" svg:y="0.351cm">
          <draw:image xlink:href="Pictures/20000001000001F30000015F6743A9C8.svm" xlink:type="simple" xlink:show="embed" xlink:actuate="onLoad">
            <text:p/>
          </draw:image>
        </draw:frame>
        <draw:frame draw:style-name="gr7" draw:text-style-name="P1" draw:layer="layout" svg:width="0.272cm" svg:height="0.449cm" svg:x="2.463cm" svg:y="1.279cm">
          <draw:image xlink:href="Pictures/20000001000000C3000001426C5D7F5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19:55:32</meta:creation-date>
    <meta:editing-duration>PT7M38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2-01T20:03:07</dc:date>
    <dc:creator>kkk </dc:creator>
    <meta:document-statistic meta:object-count="7"/>
    <meta:template xlink:type="simple" xlink:actuate="onRequest" xlink:title="kkkFigures" xlink:href="../../../../.libreoffice/3/user/template/kkkFigures.otg" meta:date="2014-02-01T19:55:30"/>
  </office:meta>
</office:document-meta>
</file>